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1471" officeooo:paragraph-rsid="000b1471"/>
    </style:style>
    <style:style style:name="P2" style:family="paragraph" style:parent-style-name="Standard" style:list-style-name="L1">
      <style:text-properties officeooo:rsid="000d04b3" officeooo:paragraph-rsid="000d04b3"/>
    </style:style>
    <style:style style:name="P3" style:family="paragraph" style:parent-style-name="Standard" style:list-style-name="L1">
      <style:text-properties officeooo:rsid="000d04b3" officeooo:paragraph-rsid="000d8584"/>
    </style:style>
    <style:style style:name="P4" style:family="paragraph" style:parent-style-name="Standard" style:list-style-name="L1">
      <style:text-properties officeooo:rsid="000ed7f5" officeooo:paragraph-rsid="000ed7f5"/>
    </style:style>
    <style:style style:name="P5" style:family="paragraph" style:parent-style-name="Standard" style:list-style-name="L1">
      <style:text-properties officeooo:rsid="000fb193" officeooo:paragraph-rsid="000fb193"/>
    </style:style>
    <style:style style:name="T1" style:family="text">
      <style:text-properties officeooo:rsid="000d04b3"/>
    </style:style>
    <style:style style:name="T2" style:family="text">
      <style:text-properties officeooo:rsid="000d85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2546779" text:style-name="L1">
        <text:list-item>
          <text:p text:style-name="P1">Jeg har p piller <text:span text:style-name="T1">C</text:span>onludag</text:p>
        </text:list-item>
        <text:list-item>
          <text:p text:style-name="P1">har ikke hat nå mensen denne måneden, er det p pillene jeg har nå som gjør det (ikke gravid)</text:p>
        </text:list-item>
        <text:list-item>
          <text:p text:style-name="P1">hvor trygge er de jeg har nå til når jeg har sex</text:p>
        </text:list-item>
        <text:list-item>
          <text:p text:style-name="P1">hvor lenge er ram<text:span text:style-name="T1">m</text:span>en <text:span text:style-name="T1">for når jeg tar p pille</text:span></text:p>
        </text:list-item>
        <text:list-item>
          <text:p text:style-name="P3">kas tegn må jeg se etter for <text:span text:style-name="T2">at</text:span> <text:span text:style-name="T2">jeg</text:span> skulle blitt gravid siden mensen ikke er tydelig lenger</text:p>
        </text:list-item>
        <text:list-item>
          <text:p text:style-name="P2">fortell om graviditet testen og stresset</text:p>
        </text:list-item>
        <text:list-item>
          <text:p text:style-name="P4">får man god resultat for graviditet test selv vis man går på p piller</text:p>
        </text:list-item>
        <text:list-item>
          <text:p text:style-name="P5">hvor og kossen er noen av abort tingene</text:p>
        </text:list-item>
        <text:list-item>
          <text:p text:style-name="P4">er det lurt å ha noen andre p pill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3:56:21.622492359</meta:creation-date>
    <dc:date>2021-09-14T14:35:16.696326529</dc:date>
    <meta:editing-duration>PT18M23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1" meta:paragraph-count="9" meta:word-count="110" meta:character-count="493" meta:non-whitespace-character-count="401"/>
  </office:meta>
</office:document-meta>
</file>